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table:number-columns-repeated="3"/>
          <table:table-cell/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2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table:number-columns-repeated="3"/>
          <table:table-cell/>
          <table:table-cell table:style-name="ce7" table:number-columns-repeated="4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2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00.00.00</text:date>, <text:time style:data-style-name="N2" text:time-value="17:31:09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05-01T17:50:54.342000000</dc:date>
    <meta:editing-duration>PT16H47M54S</meta:editing-duration>
    <meta:editing-cycles>37</meta:editing-cycles>
    <meta:generator>LibreOffice/6.0.6.2$Windows_x86 LibreOffice_project/0c292870b25a325b5ed35f6b45599d2ea4458e77</meta:generator>
    <meta:document-statistic meta:table-count="1" meta:cell-count="87" meta:object-count="0"/>
  </office:meta>
</office:document-meta>
</file>